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5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2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Video timing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xl clo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 tick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HB ticks</text:p>
          </table:table-cell>
          <table:table-cell table:formula="of:=[.B3]-352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time</text:p>
          </table:table-cell>
          <table:table-cell table:style-name="ce1" table:formula="of:=[.B3]/[.B2]" office:value-type="float" office:value="64" calcext:value-type="float">
            <text:p>64,0</text:p>
          </table:table-cell>
          <table:table-cell table:style-name="ce4" office:value-type="string" calcext:value-type="string">
            <text:p>µs</text:p>
          </table:table-cell>
          <table:table-cell table:number-columns-repeated="2"/>
        </table:table-row>
        <table:table-row table:style-name="ro1">
          <table:table-cell/>
          <table:table-cell table:formula="of:=1/[.B5]*1000" office:value-type="float" office:value="15.625" calcext:value-type="float">
            <text:p>15,625</text:p>
          </table:table-cell>
          <table:table-cell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 lines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B lines</text:p>
          </table:table-cell>
          <table:table-cell table:formula="of:=[.B8]-240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2" table:formula="of:=[.B8]*[.B5]" office:value-type="float" office:value="17408" calcext:value-type="float">
            <text:p>17408</text:p>
          </table:table-cell>
          <table:table-cell table:style-name="ce4" office:value-type="string" calcext:value-type="string">
            <text:p>µ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 rate</text:p>
          </table:table-cell>
          <table:table-cell table:style-name="ce3" table:formula="of:=1000000/[.B10]" office:value-type="float" office:value="57.4448529411765" calcext:value-type="float">
            <text:p>57,44</text:p>
          </table:table-cell>
          <table:table-cell office:value-type="string" calcext:value-type="string">
            <text:p>Hz</text:p>
          </table:table-cell>
          <table:table-cell office:value-type="float" office:value="57.44" calcext:value-type="float">
            <text:p>57,44</text:p>
          </table:table-cell>
          <table:table-cell office:value-type="string" calcext:value-type="string">
            <text:p>Hz on PCB reported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3 y 2</text:p>
          </table:table-cell>
          <table:table-cell office:value-type="float" office:value="55.37" calcext:value-type="float">
            <text:p>55,37</text:p>
          </table:table-cell>
          <table:table-cell table:number-columns-repeated="2"/>
        </table:table-row>
      </table:table>
      <table:table table:name="Scroll ROM" table:style-name="ta1">
        <table:table-column table:style-name="co2" table:number-columns-repeated="102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8:24:57.3807802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0-04-18T22:12:55.372999258</meta:creation-date>
    <dc:date>2021-04-05T18:29:28.327495861</dc:date>
    <dc:creator>Pepe </dc:creator>
    <meta:editing-duration>PT16M6S</meta:editing-duration>
    <meta:editing-cycles>4</meta:editing-cycles>
    <meta:generator>LibreOffice/6.4.6.2$Linux_X86_64 LibreOffice_project/40$Build-2</meta:generator>
    <meta:document-statistic meta:table-count="2" meta:cell-count="108" meta:object-count="0"/>
  </office:meta>
</office:document-meta>
</file>